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mTextBox">
      <style:graphic-properties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mPackage" draw:layer="layout" svg:width="2.917cm" svg:height="3.499cm" svg:x="1cm" svg:y="1.201cm">
          <text:p>bas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6.582cm" svg:y="10cm">
          <text:p>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3.464cm" svg:y="10cm">
          <text:p>ge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7.182cm" svg:y="1.204cm">
          <text:p>build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3.2cm" svg:height="3.496cm" svg:x="10.3cm" svg:y="1.204cm">
          <text:p>manipul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518cm" svg:height="3.496cm" svg:x="12.782cm" svg:y="10cm">
          <text:p>uti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13.7cm" svg:y="1.197cm">
          <text:p>measu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4.082cm" svg:y="1.204cm">
          <text:p>par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9.664cm" svg:y="10cm">
          <text:p>l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.2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.2cm" svg:y="5.8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5cm" svg:x="1cm" svg:y="2.3cm">
          <draw:text-box>
            <text:p>Basic MoRe classes</text:p>
          </draw:text-box>
        </draw:frame>
        <draw:frame draw:style-name="gr2" draw:layer="layout" svg:width="2.9cm" svg:height="1.5cm" svg:x="4.1cm" svg:y="2.3cm">
          <draw:text-box>
            <text:p>Parameter definitions</text:p>
          </draw:text-box>
        </draw:frame>
        <draw:frame draw:style-name="gr2" draw:layer="layout" svg:width="2.9cm" svg:height="1.5cm" svg:x="7.2cm" svg:y="2.3cm">
          <draw:text-box>
            <text:p>Initial creation of networks and edges</text:p>
          </draw:text-box>
        </draw:frame>
        <draw:custom-shape draw:style-name="gr1" draw:text-style-name="P2" draw:layer="layout" svg:width="2.4cm" svg:height="0.6cm" svg:x="7.4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7.4cm" svg:y="5.8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4.3cm" svg:y="5cm">
          <text:p text:style-name="P1"><text:span text:style-name="T1">read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7.4cm" svg:y="6.6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3.682cm" svg:y="13.796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807cm" svg:x="3.482cm" svg:y="11.096cm">
          <draw:text-box>
            <text:p>Supports geographically embedded networks</text:p>
          </draw:text-box>
        </draw:frame>
        <draw:custom-shape draw:style-name="gr1" draw:text-style-name="P2" draw:layer="layout" svg:width="2.4cm" svg:height="0.6cm" svg:x="10.6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0.6cm" svg:y="6.6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0.6cm" svg:y="5.8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9.882cm" svg:y="13.796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807cm" svg:x="10.4cm" svg:y="2.3cm">
          <draw:text-box>
            <text:p>Manipulation of networks, agent links, and edges</text:p>
          </draw:text-box>
        </draw:frame>
        <draw:frame draw:style-name="gr2" draw:layer="layout" svg:width="2.9cm" svg:height="1.5cm" svg:x="9.682cm" svg:y="11.096cm">
          <draw:text-box>
            <text:p>Network support for LARA agents</text:p>
          </draw:text-box>
        </draw:frame>
        <draw:custom-shape draw:style-name="gr1" draw:text-style-name="P2" draw:layer="layout" svg:width="2.4cm" svg:height="0.6cm" svg:x="13.9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SubSubPackage" draw:layer="layout" svg:width="2.4cm" svg:height="0.6cm" svg:x="14.1cm" svg:y="5.8cm">
          <text:p>network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3.8cm" svg:y="6.6cm">
          <text:p text:style-name="P1"><text:span text:style-name="T1">n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SubSubPackage" draw:layer="layout" svg:width="2.4cm" svg:height="0.6cm" svg:x="14.1cm" svg:y="7.4cm">
          <text:p>node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3.9cm" svg:y="8.2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6.882cm" svg:y="13.796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6.882cm" svg:y="14.596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6.882cm" svg:y="15.396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6.882cm" svg:y="16.896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6.882cm" svg:y="16.196cm">
          <text:p text:style-name="P1"><text:span text:style-name="T1">ge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2.882cm" svg:y="13.796cm">
          <text:p text:style-name="P1"><text:span text:style-name="T1">i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4cm" svg:height="0.6cm" svg:x="12.882cm" svg:y="14.596cm">
          <text:p text:style-name="P1"><text:span text:style-name="T1">exce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top" draw:auto-grow-height="false"/>
      <style:paragraph-properties fo:text-align="center"/>
    </style:style>
    <style:style style:name="mSubPackage" style:family="graphic" style:parent-style-name="standard">
      <style:graphic-properties draw:textarea-horizontal-align="justify" draw:textarea-vertical-align="middle" draw:auto-grow-height="false">
        <text:list-style style:name="mSubPacka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4pt" style:language-asian="zh" style:country-asian="CN" style:font-style-asian="normal" style:font-weight-asian="normal" style:font-family-complex="Mangal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TextBox" style:family="graphic" style:parent-style-name="standard">
      <style:graphic-properties draw:stroke="none" draw:stroke-dash="Dash_20_1" svg:stroke-color="#000000" draw:fill="none" draw:fill-color="#ffffff" draw:fill-gradient-name="Gradient_20_7" draw:fill-hatch-name="Hatching_20_46" draw:fill-image-name="Bitmape_20_1" fo:min-height="1.3cm"/>
      <style:text-properties fo:font-size="10pt"/>
    </style:style>
    <style:style style:name="mSubSub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middle" draw:auto-grow-height="false"/>
      <style:paragraph-properties fo:text-align="center"/>
      <style:text-properties fo:font-size="10pt" style:font-size-asian="14pt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3T18:04:55.74</meta:creation-date>
    <meta:generator>LibreOffice/3.4$Win32 LibreOffice_project/340m1$Build-302</meta:generator>
    <dc:date>2011-10-28T22:05:00.10</dc:date>
    <meta:editing-duration>PT17H56M59S</meta:editing-duration>
    <meta:editing-cycles>9</meta:editing-cycles>
    <meta:document-statistic meta:object-count="38"/>
  </office:meta>
</office:document-meta>
</file>